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0.276cm" fo:min-width="4.25cm" fo:padding-top="0.375cm" fo:padding-bottom="0.375cm" fo:padding-left="0.5cm" fo:padding-right="0.5cm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5.735cm" fo:min-width="9.98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5cm" svg:stroke-color="#168253" draw:marker-start="" draw:marker-start-width="0.91cm" draw:marker-start-center="false" draw:marker-end="" draw:marker-end-width="0.91cm" draw:marker-end-center="false" svg:stroke-linecap="round" draw:fill="solid" draw:fill-color="#dee6ef" draw:textarea-horizontal-align="justify" draw:textarea-vertical-align="middle" draw:auto-grow-height="false" fo:min-height="6.78cm" fo:min-width="7.275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168253" draw:marker-start-width="0.95cm" draw:marker-end-width="0.95cm" svg:stroke-linecap="round" draw:fill="solid" draw:fill-color="#168253" loext:fill-use-slide-background="false" draw:opacity="100%" draw:textarea-horizontal-align="justify" draw:textarea-vertical-align="middle" draw:auto-grow-height="false" fo:min-height="2.58cm" fo:min-width="7.28cm" fo:padding-top="0.375cm" fo:padding-bottom="0.375cm" fo:padding-left="0.5cm" fo:padding-right="0.5cm" draw:shadow="hidden" loext:decorative="false"/>
    </style:style>
    <style:style style:name="gr5" style:family="graphic" style:parent-style-name="objectwithoutfill">
      <style:graphic-properties svg:stroke-width="1cm" svg:stroke-color="#ffffff" draw:marker-start-width="1.7cm" draw:marker-end-width="1.7cm" svg:stroke-linecap="round" draw:fill="none" draw:textarea-vertical-align="middle" fo:padding-top="0.625cm" fo:padding-bottom="0.625cm" fo:padding-left="0.75cm" fo:padding-right="0.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draw:shadow="hidden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889cm" fo:min-width="0cm" fo:padding-top="0cm" fo:padding-bottom="0cm" fo:padding-left="0cm" fo:padding-right="0cm" fo:wrap-option="no-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3.088cm" fo:min-width="3.239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168253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 draw:fill-color="#ffffff"/>
      <style:paragraph-properties fo:margin-top="0.42cm" fo:margin-bottom="0.35cm"/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24pt" style:letter-kerning="true" style:font-name-asian="Microsoft YaHei" style:font-size-asian="10pt" style:font-name-complex="Lucida Sans" style:font-size-complex="10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cm" svg:height="2.05cm" svg:x="11.1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name="Simple" draw:style-name="gr2" draw:text-style-name="P3" draw:layer="layout" svg:width="10.509cm" svg:height="6.02cm" svg:x="17.847cm" svg:y="7.98cm">
          <text:p text:style-name="P2"><text:span text:style-name="T1">rank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name="Database" draw:style-name="gr3" draw:text-style-name="P4" draw:layer="layout" svg:width="8.244cm" svg:height="12cm" svg:x="2.137cm" svg:y="4.991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path draw:style-name="gr4" draw:text-style-name="P5" draw:layer="layout" svg:width="8.618cm" svg:height="1.686cm" svg:x="1.95cm" svg:y="13.993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12.4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10.994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5cm" svg:y="9.495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path draw:style-name="gr4" draw:text-style-name="P5" draw:layer="layout" svg:width="8.618cm" svg:height="1.686cm" svg:x="1.949cm" svg:y="7.996cm" svg:viewBox="0 0 8619 1687" svg:d="M375 0v1c0 44 8 88 24 132 18 48 45 96 80 144 81 111 202 215 360 314 347 219 847 398 1448 524 615 130 1313 198 2023 198s1407-68 2022-198c601-126 1101-305 1448-524 158-99 279-203 360-314 36-48 63-96 81-144 15-44 24-88 24-132 0-1 0-1 0-1h374v1c0 87-15 174-46 259-29 81-73 161-131 240-105 142-259 280-463 408-376 238-917 437-1570 575-638 134-1362 204-2099 204s-1461-70-2100-204c-653-138-1194-337-1570-575-204-128-358-266-463-408-58-79-101-159-131-240-30-85-46-172-46-259 0-1 0-1 0-1z">
          <text:p/>
        </draw:path>
        <draw:line draw:style-name="gr5" draw:text-style-name="P6" draw:layer="layout" svg:x1="6.446cm" svg:y1="14.367cm" svg:x2="7.945cm" svg:y2="15.866cm">
          <text:p/>
        </draw:line>
        <draw:line draw:style-name="gr5" draw:text-style-name="P6" draw:layer="layout" svg:x1="7.945cm" svg:y1="15.866cm" svg:x2="9.444cm" svg:y2="12.868cm">
          <text:p/>
        </draw:line>
        <draw:line draw:style-name="gr6" draw:text-style-name="P6" draw:layer="layout" svg:x1="6.446cm" svg:y1="14.367cm" svg:x2="7.945cm" svg:y2="15.866cm">
          <text:p/>
        </draw:line>
        <draw:line draw:style-name="gr6" draw:text-style-name="P6" draw:layer="layout" svg:x1="7.945cm" svg:y1="15.866cm" svg:x2="9.444cm" svg:y2="12.868cm">
          <text:p/>
        </draw:line>
        <draw:frame draw:style-name="gr7" draw:text-style-name="P8" draw:layer="layout" svg:width="7.5cm" svg:height="1.889cm" svg:x="2.7cm" svg:y="5.935cm">
          <draw:text-box>
            <text:p text:style-name="P7"><text:span text:style-name="T2">relevantResponses </text:span></text:p>
          </draw:text-box>
        </draw:frame>
        <draw:custom-shape draw:style-name="gr8" draw:text-style-name="P10" draw:layer="layout" svg:width="3.765cm" svg:height="3.373cm" svg:x="2.448cm" svg:y="12.154cm">
          <text:p text:style-name="P9"><text:span text:style-name="T3">RR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H49M48S</meta:editing-duration>
    <meta:editing-cycles>13</meta:editing-cycles>
    <meta:generator>LibreOffice/25.2.7.2$Windows_X86_64 LibreOffice_project/5cbfd1ab6520636bb5f7b99185aa69bd7456825d</meta:generator>
    <dc:date>2026-01-06T14:52:30.455137700</dc:date>
    <meta:document-statistic meta:object-count="14"/>
  </office:meta>
</office:document-meta>
</file>